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7.87mm" fo:break-before="auto" style:use-optimal-row-height="false"/>
    </style:style>
    <style:style style:name="ro4" style:family="table-row">
      <style:table-row-properties style:row-height="7.6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7mm" fo:break-before="auto" style:use-optimal-row-height="false"/>
    </style:style>
    <style:style style:name="ro8" style:family="table-row">
      <style:table-row-properties style:row-height="14.22mm" fo:break-before="auto" style:use-optimal-row-height="false"/>
    </style:style>
    <style:style style:name="ro9" style:family="table-row">
      <style:table-row-properties style:row-height="7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7.5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69" calcext:value-type="float">
            <text:p><text:s text:c="3"/>147,369</text:p>
          </table:table-cell>
          <table:table-cell table:style-name="ce31" office:value-type="float" office:value="7472010" calcext:value-type="float">
            <text:p><text:s text:c="3"/>7,472,010</text:p>
          </table:table-cell>
          <table:table-cell table:style-name="ce41" table:formula="of:=[.H15]+[.I15]" office:value-type="float" office:value="22920250" calcext:value-type="float">
            <text:p><text:s text:c="3"/>22,920,250</text:p>
          </table:table-cell>
          <table:table-cell table:style-name="ce31" office:value-type="float" office:value="11596716" calcext:value-type="float">
            <text:p><text:s text:c="3"/>11,596,716</text:p>
          </table:table-cell>
          <table:table-cell table:style-name="ce31" office:value-type="float" office:value="11323534" calcext:value-type="float">
            <text:p><text:s text:c="3"/>11,323,534</text:p>
          </table:table-cell>
          <table:table-cell table:style-name="ce52" table:formula="of:=ROUND([.H15]/[.I15]*100;0)" office:value-type="float" office:value="102" calcext:value-type="float">
            <text:p><text:s text:c="3"/>102</text:p>
          </table:table-cell>
          <table:table-cell table:style-name="ce52" table:formula="of:=ROUND([.G15]/[.B15];0)" office:value-type="float" office:value="633" calcext:value-type="float">
            <text:p><text:s text:c="3"/>633</text:p>
          </table:table-cell>
          <table:table-cell table:style-name="ce65" table:formula="of:=ROUND([.G15]/[.F15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4" calcext:value-type="float">
            <text:p><text:s text:c="3"/>147,344</text:p>
          </table:table-cell>
          <table:table-cell table:style-name="ce31" office:value-type="float" office:value="7491916" calcext:value-type="float">
            <text:p><text:s text:c="3"/>7,491,916</text:p>
          </table:table-cell>
          <table:table-cell table:style-name="ce41" table:formula="of:=[.H16]+[.I16]" office:value-type="float" office:value="22925311" calcext:value-type="float">
            <text:p><text:s text:c="3"/>22,925,311</text:p>
          </table:table-cell>
          <table:table-cell table:style-name="ce31" office:value-type="float" office:value="11597705" calcext:value-type="float">
            <text:p><text:s text:c="3"/>11,597,705</text:p>
          </table:table-cell>
          <table:table-cell table:style-name="ce31" office:value-type="float" office:value="11327606" calcext:value-type="float">
            <text:p><text:s text:c="3"/>11,327,606</text:p>
          </table:table-cell>
          <table:table-cell table:style-name="ce52" table:formula="of:=ROUND([.H16]/[.I16]*100;0)" office:value-type="float" office:value="102" calcext:value-type="float">
            <text:p><text:s text:c="3"/>102</text:p>
          </table:table-cell>
          <table:table-cell table:style-name="ce52" table:formula="of:=ROUND([.G16]/[.B16];0)" office:value-type="float" office:value="634" calcext:value-type="float">
            <text:p><text:s text:c="3"/>634</text:p>
          </table:table-cell>
          <table:table-cell table:style-name="ce65" table:formula="of:=ROUND([.G16]/[.F16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3" calcext:value-type="float">
            <text:p><text:s text:c="3"/>147,343</text:p>
          </table:table-cell>
          <table:table-cell table:style-name="ce31" office:value-type="float" office:value="7497547" calcext:value-type="float">
            <text:p><text:s text:c="3"/>7,497,547</text:p>
          </table:table-cell>
          <table:table-cell table:style-name="ce41" table:formula="of:=[.H17]+[.I17]" office:value-type="float" office:value="22934997" calcext:value-type="float">
            <text:p><text:s text:c="3"/>22,934,997</text:p>
          </table:table-cell>
          <table:table-cell table:style-name="ce31" office:value-type="float" office:value="11600730" calcext:value-type="float">
            <text:p><text:s text:c="3"/>11,600,730</text:p>
          </table:table-cell>
          <table:table-cell table:style-name="ce31" office:value-type="float" office:value="11334267" calcext:value-type="float">
            <text:p><text:s text:c="3"/>11,334,267</text:p>
          </table:table-cell>
          <table:table-cell table:style-name="ce52" table:formula="of:=ROUND([.H17]/[.I17]*100;0)" office:value-type="float" office:value="102" calcext:value-type="float">
            <text:p><text:s text:c="3"/>102</text:p>
          </table:table-cell>
          <table:table-cell table:style-name="ce52" table:formula="of:=ROUND([.G17]/[.B17];0)" office:value-type="float" office:value="634" calcext:value-type="float">
            <text:p><text:s text:c="3"/>634</text:p>
          </table:table-cell>
          <table:table-cell table:style-name="ce65" table:formula="of:=ROUND([.G17]/[.F17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一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05074" calcext:value-type="float">
            <text:p><text:s text:c="3"/>7,505,074</text:p>
          </table:table-cell>
          <table:table-cell table:style-name="ce41" table:formula="of:=[.H18]+[.I18]" office:value-type="float" office:value="22945782" calcext:value-type="float">
            <text:p><text:s text:c="3"/>22,945,782</text:p>
          </table:table-cell>
          <table:table-cell table:style-name="ce31" office:value-type="float" office:value="11604389" calcext:value-type="float">
            <text:p><text:s text:c="3"/>11,604,389</text:p>
          </table:table-cell>
          <table:table-cell table:style-name="ce31" office:value-type="float" office:value="11341393" calcext:value-type="float">
            <text:p><text:s text:c="3"/>11,341,393</text:p>
          </table:table-cell>
          <table:table-cell table:style-name="ce52" table:formula="of:=ROUND([.H18]/[.I18]*100;0)" office:value-type="float" office:value="102" calcext:value-type="float">
            <text:p><text:s text:c="3"/>102</text:p>
          </table:table-cell>
          <table:table-cell table:style-name="ce52" table:formula="of:=ROUND([.G18]/[.B18];0)" office:value-type="float" office:value="634" calcext:value-type="float">
            <text:p><text:s text:c="3"/>634</text:p>
          </table:table-cell>
          <table:table-cell table:style-name="ce65" table:formula="of:=ROUND([.G18]/[.F18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19]+[.I19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19]/[.I19]*100;0)" office:value-type="float" office:value="102" calcext:value-type="float">
            <text:p><text:s text:c="3"/>102</text:p>
          </table:table-cell>
          <table:table-cell table:style-name="ce52" table:formula="of:=ROUND([.G19]/[.B19];0)" office:value-type="float" office:value="634" calcext:value-type="float">
            <text:p><text:s text:c="3"/>634</text:p>
          </table:table-cell>
          <table:table-cell table:style-name="ce65" table:formula="of:=ROUND([.G19]/[.F19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number-columns-repeated="1012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21]+[.I21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21]/[.I21]*100;0)" office:value-type="float" office:value="102" calcext:value-type="float">
            <text:p><text:s text:c="3"/>102</text:p>
          </table:table-cell>
          <table:table-cell table:style-name="ce53" table:formula="of:=ROUND([.G21]/[.B21];0)" office:value-type="float" office:value="635" calcext:value-type="float">
            <text:p><text:s text:c="3"/>635</text:p>
          </table:table-cell>
          <table:table-cell table:style-name="ce66" table:formula="of:=ROUND([.G21]/[.F21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24090" calcext:value-type="float">
            <text:p><text:s text:c="3"/>7,524,090</text:p>
          </table:table-cell>
          <table:table-cell table:style-name="ce42" table:formula="of:=[.H22]+[.I22]" office:value-type="float" office:value="22973622" calcext:value-type="float">
            <text:p><text:s text:c="3"/>22,973,622</text:p>
          </table:table-cell>
          <table:table-cell table:style-name="ce32" office:value-type="float" office:value="11612755" calcext:value-type="float">
            <text:p><text:s text:c="3"/>11,612,755</text:p>
          </table:table-cell>
          <table:table-cell table:style-name="ce32" office:value-type="float" office:value="11360867" calcext:value-type="float">
            <text:p><text:s text:c="3"/>11,360,867</text:p>
          </table:table-cell>
          <table:table-cell table:style-name="ce53" table:formula="of:=ROUND([.H22]/[.I22]*100;0)" office:value-type="float" office:value="102" calcext:value-type="float">
            <text:p><text:s text:c="3"/>102</text:p>
          </table:table-cell>
          <table:table-cell table:style-name="ce53" table:formula="of:=ROUND([.G22]/[.B22];0)" office:value-type="float" office:value="635" calcext:value-type="float">
            <text:p><text:s text:c="3"/>635</text:p>
          </table:table-cell>
          <table:table-cell table:style-name="ce66" table:formula="of:=ROUND([.G22]/[.F22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2" calcext:value-type="float">
            <text:p><text:s text:c="3"/>147,422</text:p>
          </table:table-cell>
          <table:table-cell table:style-name="ce32" office:value-type="float" office:value="7532951" calcext:value-type="float">
            <text:p><text:s text:c="3"/>7,532,951</text:p>
          </table:table-cell>
          <table:table-cell table:style-name="ce42" table:formula="of:=[.H23]+[.I23]" office:value-type="float" office:value="22978800" calcext:value-type="float">
            <text:p><text:s text:c="3"/>22,978,800</text:p>
          </table:table-cell>
          <table:table-cell table:style-name="ce32" office:value-type="float" office:value="11613325" calcext:value-type="float">
            <text:p><text:s text:c="3"/>11,613,325</text:p>
          </table:table-cell>
          <table:table-cell table:style-name="ce32" office:value-type="float" office:value="11365475" calcext:value-type="float">
            <text:p><text:s text:c="3"/>11,365,475</text:p>
          </table:table-cell>
          <table:table-cell table:style-name="ce53" table:formula="of:=ROUND([.H23]/[.I23]*100;0)" office:value-type="float" office:value="102" calcext:value-type="float">
            <text:p><text:s text:c="3"/>102</text:p>
          </table:table-cell>
          <table:table-cell table:style-name="ce53" table:formula="of:=ROUND([.G23]/[.B23];0)" office:value-type="float" office:value="635" calcext:value-type="float">
            <text:p><text:s text:c="3"/>635</text:p>
          </table:table-cell>
          <table:table-cell table:style-name="ce66" table:formula="of:=ROUND([.G23]/[.F23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90" calcext:value-type="float">
            <text:p><text:s text:c="3"/>147,490</text:p>
          </table:table-cell>
          <table:table-cell table:style-name="ce32" office:value-type="float" office:value="7545954" calcext:value-type="float">
            <text:p><text:s text:c="3"/>7,545,954</text:p>
          </table:table-cell>
          <table:table-cell table:style-name="ce42" table:formula="of:=[.H24]+[.I24]" office:value-type="float" office:value="22983286" calcext:value-type="float">
            <text:p><text:s text:c="3"/>22,983,286</text:p>
          </table:table-cell>
          <table:table-cell table:style-name="ce32" office:value-type="float" office:value="11613900" calcext:value-type="float">
            <text:p><text:s text:c="3"/>11,613,900</text:p>
          </table:table-cell>
          <table:table-cell table:style-name="ce32" office:value-type="float" office:value="11369386" calcext:value-type="float">
            <text:p><text:s text:c="3"/>11,369,386</text:p>
          </table:table-cell>
          <table:table-cell table:style-name="ce53" table:formula="of:=ROUND([.H24]/[.I24]*100;0)" office:value-type="float" office:value="102" calcext:value-type="float">
            <text:p><text:s text:c="3"/>102</text:p>
          </table:table-cell>
          <table:table-cell table:style-name="ce53" table:formula="of:=ROUND([.G24]/[.B24];0)" office:value-type="float" office:value="635" calcext:value-type="float">
            <text:p><text:s text:c="3"/>635</text:p>
          </table:table-cell>
          <table:table-cell table:style-name="ce66" table:formula="of:=ROUND([.G24]/[.F24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6" calcext:value-type="float">
            <text:p><text:s text:c="3"/>147,516</text:p>
          </table:table-cell>
          <table:table-cell table:style-name="ce32" office:value-type="float" office:value="7561422" calcext:value-type="float">
            <text:p><text:s text:c="3"/>7,561,422</text:p>
          </table:table-cell>
          <table:table-cell table:style-name="ce42" table:formula="of:=[.H25]+[.I25]" office:value-type="float" office:value="22988428" calcext:value-type="float">
            <text:p><text:s text:c="3"/>22,988,428</text:p>
          </table:table-cell>
          <table:table-cell table:style-name="ce32" office:value-type="float" office:value="11614850" calcext:value-type="float">
            <text:p><text:s text:c="3"/>11,614,850</text:p>
          </table:table-cell>
          <table:table-cell table:style-name="ce32" office:value-type="float" office:value="11373578" calcext:value-type="float">
            <text:p><text:s text:c="3"/>11,373,578</text:p>
          </table:table-cell>
          <table:table-cell table:style-name="ce53" table:formula="of:=ROUND([.H25]/[.I25]*100;0)" office:value-type="float" office:value="102" calcext:value-type="float">
            <text:p><text:s text:c="3"/>102</text:p>
          </table:table-cell>
          <table:table-cell table:style-name="ce53" table:formula="of:=ROUND([.G25]/[.B25];0)" office:value-type="float" office:value="635" calcext:value-type="float">
            <text:p><text:s text:c="3"/>635</text:p>
          </table:table-cell>
          <table:table-cell table:style-name="ce66" table:formula="of:=ROUND([.G25]/[.F25];2)" office:value-type="float" office:value="3.04" calcext:value-type="float">
            <text:p><text:s text:c="3"/>3.04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六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9" calcext:value-type="float">
            <text:p><text:s text:c="3"/>147,519</text:p>
          </table:table-cell>
          <table:table-cell table:style-name="ce32" office:value-type="float" office:value="7576211" calcext:value-type="float">
            <text:p><text:s text:c="3"/>7,576,211</text:p>
          </table:table-cell>
          <table:table-cell table:style-name="ce42" table:formula="of:=[.H26]+[.I26]" office:value-type="float" office:value="22994262" calcext:value-type="float">
            <text:p><text:s text:c="3"/>22,994,262</text:p>
          </table:table-cell>
          <table:table-cell table:style-name="ce32" office:value-type="float" office:value="11615910" calcext:value-type="float">
            <text:p><text:s text:c="3"/>11,615,910</text:p>
          </table:table-cell>
          <table:table-cell table:style-name="ce32" office:value-type="float" office:value="11378352" calcext:value-type="float">
            <text:p><text:s text:c="3"/>11,378,352</text:p>
          </table:table-cell>
          <table:table-cell table:style-name="ce53" table:formula="of:=ROUND([.H26]/[.I26]*100;0)" office:value-type="float" office:value="102" calcext:value-type="float">
            <text:p><text:s text:c="3"/>102</text:p>
          </table:table-cell>
          <table:table-cell table:style-name="ce53" table:formula="of:=ROUND([.G26]/[.B26];0)" office:value-type="float" office:value="635" calcext:value-type="float">
            <text:p><text:s text:c="3"/>635</text:p>
          </table:table-cell>
          <table:table-cell table:style-name="ce66" table:formula="of:=ROUND([.G26]/[.F26];2)" office:value-type="float" office:value="3.04" calcext:value-type="float">
            <text:p><text:s text:c="3"/>3.04</text:p>
          </table:table-cell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七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2" calcext:value-type="float">
            <text:p><text:s text:c="3"/>147,572</text:p>
          </table:table-cell>
          <table:table-cell table:style-name="ce32" office:value-type="float" office:value="7591500" calcext:value-type="float">
            <text:p><text:s text:c="3"/>7,591,500</text:p>
          </table:table-cell>
          <table:table-cell table:style-name="ce42" table:formula="of:=[.H27]+[.I27]" office:value-type="float" office:value="23000827" calcext:value-type="float">
            <text:p><text:s text:c="3"/>23,000,827</text:p>
          </table:table-cell>
          <table:table-cell table:style-name="ce32" office:value-type="float" office:value="11617437" calcext:value-type="float">
            <text:p><text:s text:c="3"/>11,617,437</text:p>
          </table:table-cell>
          <table:table-cell table:style-name="ce32" office:value-type="float" office:value="11383390" calcext:value-type="float">
            <text:p><text:s text:c="3"/>11,383,390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6" calcext:value-type="float">
            <text:p><text:s text:c="3"/>636</text:p>
          </table:table-cell>
          <table:table-cell table:style-name="ce66" table:formula="of:=ROUND([.G27]/[.F27];2)" office:value-type="float" office:value="3.03" calcext:value-type="float">
            <text:p><text:s text:c="3"/>3.03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八 <text:s text:c="2"/>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576" calcext:value-type="float">
            <text:p><text:s text:c="3"/>147,576</text:p>
          </table:table-cell>
          <table:table-cell table:style-name="ce33" office:value-type="float" office:value="7608242" calcext:value-type="float">
            <text:p><text:s text:c="3"/>7,608,242</text:p>
          </table:table-cell>
          <table:table-cell table:style-name="ce43" table:formula="of:=[.H28]+[.I28]" office:value-type="float" office:value="23005067" calcext:value-type="float">
            <text:p><text:s text:c="3"/>23,005,067</text:p>
          </table:table-cell>
          <table:table-cell table:style-name="ce33" office:value-type="float" office:value="11618020" calcext:value-type="float">
            <text:p><text:s text:c="3"/>11,618,020</text:p>
          </table:table-cell>
          <table:table-cell table:style-name="ce33" office:value-type="float" office:value="11387047" calcext:value-type="float">
            <text:p><text:s text:c="3"/>11,387,047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6" calcext:value-type="float">
            <text:p><text:s text:c="3"/>636</text:p>
          </table:table-cell>
          <table:table-cell table:style-name="ce66" table:formula="of:=ROUND([.G28]/[.F28];2)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.00406101072845549" calcext:value-type="float">
            <text:p><text:s/>0.00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-0.0127746550843127" calcext:value-type="float">
            <text:p><text:s text:c="3"/>－0.01</text:p>
          </table:table-cell>
          <table:table-cell table:style-name="ce23" table:formula="of:=([.E28]-[.E15])/[.E15]*100" office:value-type="float" office:value="0.140463733892474" calcext:value-type="float">
            <text:p><text:s/>0.14</text:p>
          </table:table-cell>
          <table:table-cell table:style-name="ce23" table:formula="of:=([.F28]-[.F15])/[.F15]*100" office:value-type="float" office:value="1.82323096462665" calcext:value-type="float">
            <text:p><text:s/>1.82</text:p>
          </table:table-cell>
          <table:table-cell table:style-name="ce23" table:formula="of:=([.G28]-[.G15])/[.G15]*100" office:value-type="float" office:value="0.370052682671437" calcext:value-type="float">
            <text:p><text:s/>0.37</text:p>
          </table:table-cell>
          <table:table-cell table:style-name="ce23" table:formula="of:=([.H28]-[.H15])/[.H15]*100" office:value-type="float" office:value="0.18370718055008" calcext:value-type="float">
            <text:p><text:s/>0.18</text:p>
          </table:table-cell>
          <table:table-cell table:style-name="ce23" table:formula="of:=([.I28]-[.I15])/[.I15]*100" office:value-type="float" office:value="0.560893798702772" calcext:value-type="float">
            <text:p><text:s/>0.56</text:p>
          </table:table-cell>
          <table:table-cell table:style-name="ce23" table:formula="of:=([.J28]-[.J15])/[.J15]*100" office:value-type="float" office:value="0" calcext:value-type="float">
            <text:p>－</text:p>
          </table:table-cell>
          <table:table-cell table:style-name="ce23" table:formula="of:=([.K28]-[.K15])/[.K15]*100" office:value-type="float" office:value="0.4739336492891" calcext:value-type="float">
            <text:p><text:s/>0.47</text:p>
          </table:table-cell>
          <table:table-cell table:style-name="ce67" table:formula="of:=([.L28]-[.L15])/[.L15]*100" office:value-type="float" office:value="-1.628664495114" calcext:value-type="float">
            <text:p><text:s text:c="3"/>－1.63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0.00271054129509663" calcext:value-type="float">
            <text:p><text:s/>0.00</text:p>
          </table:table-cell>
          <table:table-cell table:style-name="ce24" table:formula="of:=([.F28]-[.F27])/[.F27]*100" office:value-type="float" office:value="0.220536125930317" calcext:value-type="float">
            <text:p><text:s/>0.22</text:p>
          </table:table-cell>
          <table:table-cell table:style-name="ce24" table:formula="of:=([.G28]-[.G27])/[.G27]*100" office:value-type="float" office:value="0.018434119781867" calcext:value-type="float">
            <text:p><text:s/>0.02</text:p>
          </table:table-cell>
          <table:table-cell table:style-name="ce24" table:formula="of:=([.H28]-[.H27])/[.H27]*100" office:value-type="float" office:value="0.00501831858438311" calcext:value-type="float">
            <text:p><text:s/>0.01</text:p>
          </table:table-cell>
          <table:table-cell table:style-name="ce24" table:formula="of:=([.I28]-[.I27])/[.I27]*100" office:value-type="float" office:value="0.032125755157295" calcext:value-type="float">
            <text:p><text:s/>0.03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" calcext:value-type="float">
            <text:p>－</text:p>
          </table:table-cell>
          <table:table-cell table:style-name="ce68" table:formula="of:=([.L28]-[.L27])/[.L27]*100" office:value-type="float" office:value="-0.330033003300323" calcext:value-type="float">
            <text:p><text:s text:c="3"/>－0.33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8 月 底" calcext:value-type="string" table:number-columns-spanned="12" table:number-rows-spanned="1">
            <text:p><text:s text:c="2"/>中 華 民 國 97 年 8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576" calcext:value-type="float">
            <text:p><text:s text:c="3"/>147,576</text:p>
          </table:table-cell>
          <table:table-cell table:style-name="ce30" table:formula="of:=[.F6]+[.F31]" office:value-type="float" office:value="7608242" calcext:value-type="float">
            <text:p><text:s text:c="3"/>7,608,242</text:p>
          </table:table-cell>
          <table:table-cell table:style-name="ce30" table:formula="of:=[.G6]+[.G31]" office:value-type="float" office:value="23005067" calcext:value-type="float">
            <text:p><text:s text:c="3"/>23,005,067</text:p>
          </table:table-cell>
          <table:table-cell table:style-name="ce28" table:formula="of:=[.H6]+[.H31]" office:value-type="float" office:value="11618020" calcext:value-type="float">
            <text:p><text:s text:c="3"/>11,618,020</text:p>
          </table:table-cell>
          <table:table-cell table:style-name="ce37" table:formula="of:=[.I6]+[.I31]" office:value-type="float" office:value="11387047" calcext:value-type="float">
            <text:p><text:s text:c="3"/>11,387,047</text:p>
          </table:table-cell>
          <table:table-cell table:style-name="ce90" table:formula="of:=[.H5]/[.I5]*100" office:value-type="float" office:value="102.028383653813" calcext:value-type="float">
            <text:p><text:s/>102 </text:p>
          </table:table-cell>
          <table:table-cell table:style-name="ce90" table:formula="of:=[.G5]/[.B5]" office:value-type="float" office:value="635.683383898177" calcext:value-type="float">
            <text:p><text:s/>636 </text:p>
          </table:table-cell>
          <table:table-cell table:style-name="ce97" table:formula="of:=[.G5]/[.F5]" office:value-type="float" office:value="3.02370337326284" calcext:value-type="float">
            <text:p><text:s/>3.02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683" calcext:value-type="float">
            <text:p><text:s text:c="3"/>146,683</text:p>
          </table:table-cell>
          <table:table-cell table:style-name="ce38" table:formula="of:=[.F7]+[.F29]+[.F30]" office:value-type="float" office:value="7576561" calcext:value-type="float">
            <text:p><text:s text:c="3"/>7,576,561</text:p>
          </table:table-cell>
          <table:table-cell table:style-name="ce38" table:formula="of:=[.G7]+[.G29]+[.G30]" office:value-type="float" office:value="22911715" calcext:value-type="float">
            <text:p><text:s text:c="3"/>22,911,715</text:p>
          </table:table-cell>
          <table:table-cell table:style-name="ce29" table:formula="of:=[.H7]+[.H29]+[.H30]" office:value-type="float" office:value="11567994" calcext:value-type="float">
            <text:p><text:s text:c="3"/>11,567,994</text:p>
          </table:table-cell>
          <table:table-cell table:style-name="ce89" table:formula="of:=[.I7]+[.I29]+[.I30]" office:value-type="float" office:value="11343721" calcext:value-type="float">
            <text:p><text:s text:c="3"/>11,343,721</text:p>
          </table:table-cell>
          <table:table-cell table:style-name="ce90" table:formula="of:=[.H6]/[.I6]*100" office:value-type="float" office:value="101.977067313274" calcext:value-type="float">
            <text:p><text:s/>102 </text:p>
          </table:table-cell>
          <table:table-cell table:style-name="ce90" table:formula="of:=[.G6]/[.B6]" office:value-type="float" office:value="636.327302196356" calcext:value-type="float">
            <text:p><text:s/>636 </text:p>
          </table:table-cell>
          <table:table-cell table:style-name="ce97" table:formula="of:=[.G6]/[.F6]" office:value-type="float" office:value="3.02402567602901" calcext:value-type="float">
            <text:p><text:s/>3.02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772" calcext:value-type="float">
            <text:p><text:s text:c="3"/>128,772</text:p>
          </table:table-cell>
          <table:table-cell table:style-name="ce38" table:formula="of:=SUM([.F8:.F28])" office:value-type="float" office:value="6053342" calcext:value-type="float">
            <text:p><text:s text:c="3"/>6,053,342</text:p>
          </table:table-cell>
          <table:table-cell table:style-name="ce38" table:formula="of:=SUM([.G8:.G28])" office:value-type="float" office:value="18761712" calcext:value-type="float">
            <text:p><text:s text:c="3"/>18,761,712</text:p>
          </table:table-cell>
          <table:table-cell table:style-name="ce29" table:formula="of:=SUM([.H8:.H28])" office:value-type="float" office:value="9537188" calcext:value-type="float">
            <text:p><text:s text:c="3"/>9,537,188</text:p>
          </table:table-cell>
          <table:table-cell table:style-name="ce89" table:formula="of:=SUM([.I8:.I28])" office:value-type="float" office:value="9224524" calcext:value-type="float">
            <text:p><text:s text:c="3"/>9,224,524</text:p>
          </table:table-cell>
          <table:table-cell table:style-name="ce90" table:formula="of:=[.H7]/[.I7]*100" office:value-type="float" office:value="103.389486546948" calcext:value-type="float">
            <text:p><text:s/>103 </text:p>
          </table:table-cell>
          <table:table-cell table:style-name="ce90" table:formula="of:=[.G7]/[.B7]" office:value-type="float" office:value="527.298960531705" calcext:value-type="float">
            <text:p><text:s/>527 </text:p>
          </table:table-cell>
          <table:table-cell table:style-name="ce97" table:formula="of:=[.G7]/[.F7]" office:value-type="float" office:value="3.09939732465141" calcext:value-type="float">
            <text:p><text:s/>3.10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98" calcext:value-type="float">
            <text:p><text:s text:c="3"/>21,698</text:p>
          </table:table-cell>
          <table:table-cell table:style-name="ce31" office:value-type="float" office:value="1329610" calcext:value-type="float">
            <text:p><text:s text:c="3"/>1,329,610</text:p>
          </table:table-cell>
          <table:table-cell table:style-name="ce31" table:formula="of:=[.H8]+[.I8]" office:value-type="float" office:value="3818201" calcext:value-type="float">
            <text:p><text:s text:c="3"/>3,818,201</text:p>
          </table:table-cell>
          <table:table-cell table:style-name="ce31" office:value-type="float" office:value="1906749" calcext:value-type="float">
            <text:p><text:s text:c="3"/>1,906,749</text:p>
          </table:table-cell>
          <table:table-cell table:style-name="ce31" office:value-type="float" office:value="1911452" calcext:value-type="float">
            <text:p><text:s text:c="3"/>1,911,452</text:p>
          </table:table-cell>
          <table:table-cell table:style-name="ce91" table:formula="of:=[.H8]/[.I8]*100" office:value-type="float" office:value="99.75395667796" calcext:value-type="float">
            <text:p><text:s/>100 </text:p>
          </table:table-cell>
          <table:table-cell table:style-name="ce91" table:formula="of:=[.G8]/[.B8]" office:value-type="float" office:value="1860.20800201036" calcext:value-type="float">
            <text:p><text:s/>1,860 </text:p>
          </table:table-cell>
          <table:table-cell table:style-name="ce98" table:formula="of:=[.G8]/[.F8]" office:value-type="float" office:value="2.87166988816269" calcext:value-type="float">
            <text:p><text:s/>2.8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8929" calcext:value-type="float">
            <text:p><text:s text:c="3"/>148,929</text:p>
          </table:table-cell>
          <table:table-cell table:style-name="ce31" table:formula="of:=[.H9]+[.I9]" office:value-type="float" office:value="461268" calcext:value-type="float">
            <text:p><text:s text:c="3"/>461,268</text:p>
          </table:table-cell>
          <table:table-cell table:style-name="ce31" office:value-type="float" office:value="235993" calcext:value-type="float">
            <text:p><text:s text:c="3"/>235,993</text:p>
          </table:table-cell>
          <table:table-cell table:style-name="ce31" office:value-type="float" office:value="225275" calcext:value-type="float">
            <text:p><text:s text:c="3"/>225,275</text:p>
          </table:table-cell>
          <table:table-cell table:style-name="ce91" table:formula="of:=[.H9]/[.I9]*100" office:value-type="float" office:value="104.757740539341" calcext:value-type="float">
            <text:p><text:s/>105 </text:p>
          </table:table-cell>
          <table:table-cell table:style-name="ce91" table:formula="of:=[.G9]/[.B9]" office:value-type="float" office:value="215.18128333168" calcext:value-type="float">
            <text:p><text:s/>215 </text:p>
          </table:table-cell>
          <table:table-cell table:style-name="ce98" table:formula="of:=[.G9]/[.F9]" office:value-type="float" office:value="3.0972342525633" calcext:value-type="float">
            <text:p><text:s/>3.1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3" calcext:value-type="float">
            <text:p><text:s text:c="3"/>11,073</text:p>
          </table:table-cell>
          <table:table-cell table:style-name="ce31" office:value-type="float" office:value="631413" calcext:value-type="float">
            <text:p><text:s text:c="3"/>631,413</text:p>
          </table:table-cell>
          <table:table-cell table:style-name="ce31" table:formula="of:=[.H10]+[.I10]" office:value-type="float" office:value="1950129" calcext:value-type="float">
            <text:p><text:s text:c="3"/>1,950,129</text:p>
          </table:table-cell>
          <table:table-cell table:style-name="ce31" office:value-type="float" office:value="987975" calcext:value-type="float">
            <text:p><text:s text:c="3"/>987,975</text:p>
          </table:table-cell>
          <table:table-cell table:style-name="ce31" office:value-type="float" office:value="962154" calcext:value-type="float">
            <text:p><text:s text:c="3"/>962,154</text:p>
          </table:table-cell>
          <table:table-cell table:style-name="ce91" table:formula="of:=[.H10]/[.I10]*100" office:value-type="float" office:value="102.683666024358" calcext:value-type="float">
            <text:p><text:s/>103 </text:p>
          </table:table-cell>
          <table:table-cell table:style-name="ce91" table:formula="of:=[.G10]/[.B10]" office:value-type="float" office:value="1597.21742178657" calcext:value-type="float">
            <text:p><text:s/>1,597 </text:p>
          </table:table-cell>
          <table:table-cell table:style-name="ce98" table:formula="of:=[.G10]/[.F10]" office:value-type="float" office:value="3.08851575751529" calcext:value-type="float">
            <text:p><text:s/>3.0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50987" calcext:value-type="float">
            <text:p><text:s text:c="3"/>150,987</text:p>
          </table:table-cell>
          <table:table-cell table:style-name="ce31" table:formula="of:=[.H11]+[.I11]" office:value-type="float" office:value="500595" calcext:value-type="float">
            <text:p><text:s text:c="3"/>500,595</text:p>
          </table:table-cell>
          <table:table-cell table:style-name="ce31" office:value-type="float" office:value="258789" calcext:value-type="float">
            <text:p><text:s text:c="3"/>258,789</text:p>
          </table:table-cell>
          <table:table-cell table:style-name="ce31" office:value-type="float" office:value="241806" calcext:value-type="float">
            <text:p><text:s text:c="3"/>241,806</text:p>
          </table:table-cell>
          <table:table-cell table:style-name="ce91" table:formula="of:=[.H11]/[.I11]*100" office:value-type="float" office:value="107.023398923104" calcext:value-type="float">
            <text:p><text:s/>107 </text:p>
          </table:table-cell>
          <table:table-cell table:style-name="ce91" table:formula="of:=[.G11]/[.B11]" office:value-type="float" office:value="350.670445016167" calcext:value-type="float">
            <text:p><text:s/>351 </text:p>
          </table:table-cell>
          <table:table-cell table:style-name="ce98" table:formula="of:=[.G11]/[.F11]" office:value-type="float" office:value="3.31548411452642" calcext:value-type="float">
            <text:p><text:s/>3.32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09" calcext:value-type="float">
            <text:p><text:s text:c="3"/>4,609</text:p>
          </table:table-cell>
          <table:table-cell table:style-name="ce31" office:value-type="float" office:value="165446" calcext:value-type="float">
            <text:p><text:s text:c="3"/>165,446</text:p>
          </table:table-cell>
          <table:table-cell table:style-name="ce31" table:formula="of:=[.H12]+[.I12]" office:value-type="float" office:value="559904" calcext:value-type="float">
            <text:p><text:s text:c="3"/>559,904</text:p>
          </table:table-cell>
          <table:table-cell table:style-name="ce31" office:value-type="float" office:value="292260" calcext:value-type="float">
            <text:p><text:s text:c="3"/>292,260</text:p>
          </table:table-cell>
          <table:table-cell table:style-name="ce31" office:value-type="float" office:value="267644" calcext:value-type="float">
            <text:p><text:s text:c="3"/>267,644</text:p>
          </table:table-cell>
          <table:table-cell table:style-name="ce91" table:formula="of:=[.H12]/[.I12]*100" office:value-type="float" office:value="109.197291925095" calcext:value-type="float">
            <text:p><text:s/>109 </text:p>
          </table:table-cell>
          <table:table-cell table:style-name="ce91" table:formula="of:=[.G12]/[.B12]" office:value-type="float" office:value="307.586341242386" calcext:value-type="float">
            <text:p><text:s/>308 </text:p>
          </table:table-cell>
          <table:table-cell table:style-name="ce98" table:formula="of:=[.G12]/[.F12]" office:value-type="float" office:value="3.38420995370091" calcext:value-type="float">
            <text:p><text:s/>3.3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2" calcext:value-type="float">
            <text:p><text:s text:c="3"/>7,732</text:p>
          </table:table-cell>
          <table:table-cell table:style-name="ce31" office:value-type="float" office:value="448075" calcext:value-type="float">
            <text:p><text:s text:c="3"/>448,075</text:p>
          </table:table-cell>
          <table:table-cell table:style-name="ce31" table:formula="of:=[.H13]+[.I13]" office:value-type="float" office:value="1554993" calcext:value-type="float">
            <text:p><text:s text:c="3"/>1,554,993</text:p>
          </table:table-cell>
          <table:table-cell table:style-name="ce31" office:value-type="float" office:value="790571" calcext:value-type="float">
            <text:p><text:s text:c="3"/>790,571</text:p>
          </table:table-cell>
          <table:table-cell table:style-name="ce31" office:value-type="float" office:value="764422" calcext:value-type="float">
            <text:p><text:s text:c="3"/>764,422</text:p>
          </table:table-cell>
          <table:table-cell table:style-name="ce91" table:formula="of:=[.H13]/[.I13]*100" office:value-type="float" office:value="103.420754504711" calcext:value-type="float">
            <text:p><text:s/>103 </text:p>
          </table:table-cell>
          <table:table-cell table:style-name="ce91" table:formula="of:=[.G13]/[.B13]" office:value-type="float" office:value="757.989193316484" calcext:value-type="float">
            <text:p><text:s/>758 </text:p>
          </table:table-cell>
          <table:table-cell table:style-name="ce98" table:formula="of:=[.G13]/[.F13]" office:value-type="float" office:value="3.47038553813536" calcext:value-type="float">
            <text:p><text:s/>3.4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49" calcext:value-type="float">
            <text:p><text:s text:c="3"/>9,049</text:p>
          </table:table-cell>
          <table:table-cell table:style-name="ce31" office:value-type="float" office:value="351495" calcext:value-type="float">
            <text:p><text:s text:c="3"/>351,495</text:p>
          </table:table-cell>
          <table:table-cell table:style-name="ce31" table:formula="of:=[.H14]+[.I14]" office:value-type="float" office:value="1312642" calcext:value-type="float">
            <text:p><text:s text:c="3"/>1,312,642</text:p>
          </table:table-cell>
          <table:table-cell table:style-name="ce31" office:value-type="float" office:value="676395" calcext:value-type="float">
            <text:p><text:s text:c="3"/>676,395</text:p>
          </table:table-cell>
          <table:table-cell table:style-name="ce31" office:value-type="float" office:value="636247" calcext:value-type="float">
            <text:p><text:s text:c="3"/>636,247</text:p>
          </table:table-cell>
          <table:table-cell table:style-name="ce91" table:formula="of:=[.H14]/[.I14]*100" office:value-type="float" office:value="106.310127984886" calcext:value-type="float">
            <text:p><text:s/>106 </text:p>
          </table:table-cell>
          <table:table-cell table:style-name="ce91" table:formula="of:=[.G14]/[.B14]" office:value-type="float" office:value="1221.74877791801" calcext:value-type="float">
            <text:p><text:s/>1,222 </text:p>
          </table:table-cell>
          <table:table-cell table:style-name="ce98" table:formula="of:=[.G14]/[.F14]" office:value-type="float" office:value="3.7344542596623" calcext:value-type="float">
            <text:p><text:s/>3.7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4" calcext:value-type="float">
            <text:p><text:s text:c="3"/>4,254</text:p>
          </table:table-cell>
          <table:table-cell table:style-name="ce31" office:value-type="float" office:value="165930" calcext:value-type="float">
            <text:p><text:s text:c="3"/>165,930</text:p>
          </table:table-cell>
          <table:table-cell table:style-name="ce31" table:formula="of:=[.H15]+[.I15]" office:value-type="float" office:value="532422" calcext:value-type="float">
            <text:p><text:s text:c="3"/>532,422</text:p>
          </table:table-cell>
          <table:table-cell table:style-name="ce31" office:value-type="float" office:value="275333" calcext:value-type="float">
            <text:p><text:s text:c="3"/>275,333</text:p>
          </table:table-cell>
          <table:table-cell table:style-name="ce31" office:value-type="float" office:value="257089" calcext:value-type="float">
            <text:p><text:s text:c="3"/>257,089</text:p>
          </table:table-cell>
          <table:table-cell table:style-name="ce91" table:formula="of:=[.H15]/[.I15]*100" office:value-type="float" office:value="107.096375185247" calcext:value-type="float">
            <text:p><text:s/>107 </text:p>
          </table:table-cell>
          <table:table-cell table:style-name="ce91" table:formula="of:=[.G15]/[.B15]" office:value-type="float" office:value="129.655496883429" calcext:value-type="float">
            <text:p><text:s/>130 </text:p>
          </table:table-cell>
          <table:table-cell table:style-name="ce98" table:formula="of:=[.G15]/[.F15]" office:value-type="float" office:value="3.20871451817031" calcext:value-type="float">
            <text:p><text:s/>3.21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92" calcext:value-type="float">
            <text:p><text:s text:c="3"/>6,392</text:p>
          </table:table-cell>
          <table:table-cell table:style-name="ce31" office:value-type="float" office:value="222107" calcext:value-type="float">
            <text:p><text:s text:c="3"/>222,107</text:p>
          </table:table-cell>
          <table:table-cell table:style-name="ce31" table:formula="of:=[.H16]+[.I16]" office:value-type="float" office:value="724638" calcext:value-type="float">
            <text:p><text:s text:c="3"/>724,638</text:p>
          </table:table-cell>
          <table:table-cell table:style-name="ce31" office:value-type="float" office:value="380192" calcext:value-type="float">
            <text:p><text:s text:c="3"/>380,192</text:p>
          </table:table-cell>
          <table:table-cell table:style-name="ce31" office:value-type="float" office:value="344446" calcext:value-type="float">
            <text:p><text:s text:c="3"/>344,446</text:p>
          </table:table-cell>
          <table:table-cell table:style-name="ce91" table:formula="of:=[.H16]/[.I16]*100" office:value-type="float" office:value="110.377824100149" calcext:value-type="float">
            <text:p><text:s/>110 </text:p>
          </table:table-cell>
          <table:table-cell table:style-name="ce91" table:formula="of:=[.G16]/[.B16]" office:value-type="float" office:value="561.372559075437" calcext:value-type="float">
            <text:p><text:s/>561 </text:p>
          </table:table-cell>
          <table:table-cell table:style-name="ce98" table:formula="of:=[.G16]/[.F16]" office:value-type="float" office:value="3.26256263872818" calcext:value-type="float">
            <text:p><text:s/>3.2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70720" calcext:value-type="float">
            <text:p><text:s text:c="3"/>170,720</text:p>
          </table:table-cell>
          <table:table-cell table:style-name="ce31" table:formula="of:=[.H17]+[.I17]" office:value-type="float" office:value="548754" calcext:value-type="float">
            <text:p><text:s text:c="3"/>548,754</text:p>
          </table:table-cell>
          <table:table-cell table:style-name="ce31" office:value-type="float" office:value="287541" calcext:value-type="float">
            <text:p><text:s text:c="3"/>287,541</text:p>
          </table:table-cell>
          <table:table-cell table:style-name="ce31" office:value-type="float" office:value="261213" calcext:value-type="float">
            <text:p><text:s text:c="3"/>261,213</text:p>
          </table:table-cell>
          <table:table-cell table:style-name="ce91" table:formula="of:=[.H17]/[.I17]*100" office:value-type="float" office:value="110.07913082427" calcext:value-type="float">
            <text:p><text:s/>110 </text:p>
          </table:table-cell>
          <table:table-cell table:style-name="ce91" table:formula="of:=[.G17]/[.B17]" office:value-type="float" office:value="288.563503227418" calcext:value-type="float">
            <text:p><text:s/>289 </text:p>
          </table:table-cell>
          <table:table-cell table:style-name="ce98" table:formula="of:=[.G17]/[.F17]" office:value-type="float" office:value="3.21435098406748" calcext:value-type="float">
            <text:p><text:s/>3.2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56916" calcext:value-type="float">
            <text:p><text:s text:c="3"/>356,916</text:p>
          </table:table-cell>
          <table:table-cell table:style-name="ce31" table:formula="of:=[.H18]+[.I18]" office:value-type="float" office:value="1104437" calcext:value-type="float">
            <text:p><text:s text:c="3"/>1,104,437</text:p>
          </table:table-cell>
          <table:table-cell table:style-name="ce31" office:value-type="float" office:value="566192" calcext:value-type="float">
            <text:p><text:s text:c="3"/>566,192</text:p>
          </table:table-cell>
          <table:table-cell table:style-name="ce31" office:value-type="float" office:value="538245" calcext:value-type="float">
            <text:p><text:s text:c="3"/>538,245</text:p>
          </table:table-cell>
          <table:table-cell table:style-name="ce91" table:formula="of:=[.H18]/[.I18]*100" office:value-type="float" office:value="105.192245167164" calcext:value-type="float">
            <text:p><text:s/>105 </text:p>
          </table:table-cell>
          <table:table-cell table:style-name="ce91" table:formula="of:=[.G18]/[.B18]" office:value-type="float" office:value="547.833775419982" calcext:value-type="float">
            <text:p><text:s/>548 </text:p>
          </table:table-cell>
          <table:table-cell table:style-name="ce98" table:formula="of:=[.G18]/[.F18]" office:value-type="float" office:value="3.09438915599189" calcext:value-type="float">
            <text:p><text:s/>3.0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5" calcext:value-type="float">
            <text:p><text:s text:c="3"/>9,355</text:p>
          </table:table-cell>
          <table:table-cell table:style-name="ce31" office:value-type="float" office:value="418529" calcext:value-type="float">
            <text:p><text:s text:c="3"/>418,529</text:p>
          </table:table-cell>
          <table:table-cell table:style-name="ce31" table:formula="of:=[.H19]+[.I19]" office:value-type="float" office:value="1242866" calcext:value-type="float">
            <text:p><text:s text:c="3"/>1,242,866</text:p>
          </table:table-cell>
          <table:table-cell table:style-name="ce31" office:value-type="float" office:value="639458" calcext:value-type="float">
            <text:p><text:s text:c="3"/>639,458</text:p>
          </table:table-cell>
          <table:table-cell table:style-name="ce31" office:value-type="float" office:value="603408" calcext:value-type="float">
            <text:p><text:s text:c="3"/>603,408</text:p>
          </table:table-cell>
          <table:table-cell table:style-name="ce91" table:formula="of:=[.H19]/[.I19]*100" office:value-type="float" office:value="105.974398748442" calcext:value-type="float">
            <text:p><text:s/>106 </text:p>
          </table:table-cell>
          <table:table-cell table:style-name="ce91" table:formula="of:=[.G19]/[.B19]" office:value-type="float" office:value="445.045079369081" calcext:value-type="float">
            <text:p><text:s/>445 </text:p>
          </table:table-cell>
          <table:table-cell table:style-name="ce98" table:formula="of:=[.G19]/[.F19]" office:value-type="float" office:value="2.96960545147409" calcext:value-type="float">
            <text:p><text:s/>2.97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8860" calcext:value-type="float">
            <text:p><text:s text:c="3"/>268,860</text:p>
          </table:table-cell>
          <table:table-cell table:style-name="ce31" table:formula="of:=[.H20]+[.I20]" office:value-type="float" office:value="886193" calcext:value-type="float">
            <text:p><text:s text:c="3"/>886,193</text:p>
          </table:table-cell>
          <table:table-cell table:style-name="ce31" office:value-type="float" office:value="457724" calcext:value-type="float">
            <text:p><text:s text:c="3"/>457,724</text:p>
          </table:table-cell>
          <table:table-cell table:style-name="ce31" office:value-type="float" office:value="428469" calcext:value-type="float">
            <text:p><text:s text:c="3"/>428,469</text:p>
          </table:table-cell>
          <table:table-cell table:style-name="ce91" table:formula="of:=[.H20]/[.I20]*100" office:value-type="float" office:value="106.827798510511" calcext:value-type="float">
            <text:p><text:s/>107 </text:p>
          </table:table-cell>
          <table:table-cell table:style-name="ce91" table:formula="of:=[.G20]/[.B20]" office:value-type="float" office:value="319.279760850292" calcext:value-type="float">
            <text:p><text:s/>319 </text:p>
          </table:table-cell>
          <table:table-cell table:style-name="ce98" table:formula="of:=[.G20]/[.F20]" office:value-type="float" office:value="3.29611321877557" calcext:value-type="float">
            <text:p><text:s/>3.3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438" calcext:value-type="float">
            <text:p><text:s text:c="3"/>78,438</text:p>
          </table:table-cell>
          <table:table-cell table:style-name="ce31" table:formula="of:=[.H21]+[.I21]" office:value-type="float" office:value="232258" calcext:value-type="float">
            <text:p><text:s text:c="3"/>232,258</text:p>
          </table:table-cell>
          <table:table-cell table:style-name="ce31" office:value-type="float" office:value="122378" calcext:value-type="float">
            <text:p><text:s text:c="3"/>122,378</text:p>
          </table:table-cell>
          <table:table-cell table:style-name="ce31" office:value-type="float" office:value="109880" calcext:value-type="float">
            <text:p><text:s text:c="3"/>109,880</text:p>
          </table:table-cell>
          <table:table-cell table:style-name="ce91" table:formula="of:=[.H21]/[.I21]*100" office:value-type="float" office:value="111.374226428831" calcext:value-type="float">
            <text:p><text:s/>111 </text:p>
          </table:table-cell>
          <table:table-cell table:style-name="ce91" table:formula="of:=[.G21]/[.B21]" office:value-type="float" office:value="66.0714965405331" calcext:value-type="float">
            <text:p><text:s/>66 </text:p>
          </table:table-cell>
          <table:table-cell table:style-name="ce98" table:formula="of:=[.G21]/[.F21]" office:value-type="float" office:value="2.96103929217981" calcext:value-type="float">
            <text:p><text:s/>2.9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8049" calcext:value-type="float">
            <text:p><text:s text:c="3"/>118,049</text:p>
          </table:table-cell>
          <table:table-cell table:style-name="ce31" table:formula="of:=[.H22]+[.I22]" office:value-type="float" office:value="342003" calcext:value-type="float">
            <text:p><text:s text:c="3"/>342,003</text:p>
          </table:table-cell>
          <table:table-cell table:style-name="ce31" office:value-type="float" office:value="177418" calcext:value-type="float">
            <text:p><text:s text:c="3"/>177,418</text:p>
          </table:table-cell>
          <table:table-cell table:style-name="ce31" office:value-type="float" office:value="164585" calcext:value-type="float">
            <text:p><text:s text:c="3"/>164,585</text:p>
          </table:table-cell>
          <table:table-cell table:style-name="ce91" table:formula="of:=[.H22]/[.I22]*100" office:value-type="float" office:value="107.797186863931" calcext:value-type="float">
            <text:p><text:s/>108 </text:p>
          </table:table-cell>
          <table:table-cell table:style-name="ce91" table:formula="of:=[.G22]/[.B22]" office:value-type="float" office:value="73.8895374931453" calcext:value-type="float">
            <text:p><text:s/>74 </text:p>
          </table:table-cell>
          <table:table-cell table:style-name="ce98" table:formula="of:=[.G22]/[.F22]" office:value-type="float" office:value="2.89712746401918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7" calcext:value-type="float">
            <text:p><text:s text:c="3"/>1,407</text:p>
          </table:table-cell>
          <table:table-cell table:style-name="ce31" office:value-type="float" office:value="31051" calcext:value-type="float">
            <text:p><text:s text:c="3"/>31,051</text:p>
          </table:table-cell>
          <table:table-cell table:style-name="ce31" table:formula="of:=[.H23]+[.I23]" office:value-type="float" office:value="92907" calcext:value-type="float">
            <text:p><text:s text:c="3"/>92,907</text:p>
          </table:table-cell>
          <table:table-cell table:style-name="ce31" office:value-type="float" office:value="47938" calcext:value-type="float">
            <text:p><text:s text:c="3"/>47,938</text:p>
          </table:table-cell>
          <table:table-cell table:style-name="ce31" office:value-type="float" office:value="44969" calcext:value-type="float">
            <text:p><text:s text:c="3"/>44,969</text:p>
          </table:table-cell>
          <table:table-cell table:style-name="ce91" table:formula="of:=[.H23]/[.I23]*100" office:value-type="float" office:value="106.602326046832" calcext:value-type="float">
            <text:p><text:s/>107 </text:p>
          </table:table-cell>
          <table:table-cell table:style-name="ce91" table:formula="of:=[.G23]/[.B23]" office:value-type="float" office:value="732.334837042158" calcext:value-type="float">
            <text:p><text:s/>732 </text:p>
          </table:table-cell>
          <table:table-cell table:style-name="ce98" table:formula="of:=[.G23]/[.F23]" office:value-type="float" office:value="2.99207754983736" calcext:value-type="float">
            <text:p><text:s/>2.99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3584" calcext:value-type="float">
            <text:p><text:s text:c="3"/>143,584</text:p>
          </table:table-cell>
          <table:table-cell table:style-name="ce31" table:formula="of:=[.H24]+[.I24]" office:value-type="float" office:value="389134" calcext:value-type="float">
            <text:p><text:s text:c="3"/>389,134</text:p>
          </table:table-cell>
          <table:table-cell table:style-name="ce31" office:value-type="float" office:value="197000" calcext:value-type="float">
            <text:p><text:s text:c="3"/>197,000</text:p>
          </table:table-cell>
          <table:table-cell table:style-name="ce31" office:value-type="float" office:value="192134" calcext:value-type="float">
            <text:p><text:s text:c="3"/>192,134</text:p>
          </table:table-cell>
          <table:table-cell table:style-name="ce91" table:formula="of:=[.H24]/[.I24]*100" office:value-type="float" office:value="102.53260745105" calcext:value-type="float">
            <text:p><text:s/>103 </text:p>
          </table:table-cell>
          <table:table-cell table:style-name="ce91" table:formula="of:=[.G24]/[.B24]" office:value-type="float" office:value="2931.13305397981" calcext:value-type="float">
            <text:p><text:s/>2,931 </text:p>
          </table:table-cell>
          <table:table-cell table:style-name="ce98" table:formula="of:=[.G24]/[.F24]" office:value-type="float" office:value="2.71014876309338" calcext:value-type="float">
            <text:p><text:s/>2.7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2666" calcext:value-type="float">
            <text:p><text:s text:c="3"/>132,666</text:p>
          </table:table-cell>
          <table:table-cell table:style-name="ce31" table:formula="of:=[.H25]+[.I25]" office:value-type="float" office:value="403272" calcext:value-type="float">
            <text:p><text:s text:c="3"/>403,272</text:p>
          </table:table-cell>
          <table:table-cell table:style-name="ce31" office:value-type="float" office:value="201439" calcext:value-type="float">
            <text:p><text:s text:c="3"/>201,439</text:p>
          </table:table-cell>
          <table:table-cell table:style-name="ce31" office:value-type="float" office:value="201833" calcext:value-type="float">
            <text:p><text:s text:c="3"/>201,833</text:p>
          </table:table-cell>
          <table:table-cell table:style-name="ce91" table:formula="of:=[.H25]/[.I25]*100" office:value-type="float" office:value="99.8047891078268" calcext:value-type="float">
            <text:p><text:s/>100 </text:p>
          </table:table-cell>
          <table:table-cell table:style-name="ce91" table:formula="of:=[.G25]/[.B25]" office:value-type="float" office:value="3871.93406597627" calcext:value-type="float">
            <text:p><text:s/>3,872 </text:p>
          </table:table-cell>
          <table:table-cell table:style-name="ce98" table:formula="of:=[.G25]/[.F25]" office:value-type="float" office:value="3.03975396861291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27" calcext:value-type="float">
            <text:p><text:s text:c="3"/>5,227</text:p>
          </table:table-cell>
          <table:table-cell table:style-name="ce31" office:value-type="float" office:value="367406" calcext:value-type="float">
            <text:p><text:s text:c="3"/>367,406</text:p>
          </table:table-cell>
          <table:table-cell table:style-name="ce31" table:formula="of:=[.H26]+[.I26]" office:value-type="float" office:value="1063429" calcext:value-type="float">
            <text:p><text:s text:c="3"/>1,063,429</text:p>
          </table:table-cell>
          <table:table-cell table:style-name="ce31" office:value-type="float" office:value="519114" calcext:value-type="float">
            <text:p><text:s text:c="3"/>519,114</text:p>
          </table:table-cell>
          <table:table-cell table:style-name="ce31" office:value-type="float" office:value="544315" calcext:value-type="float">
            <text:p><text:s text:c="3"/>544,315</text:p>
          </table:table-cell>
          <table:table-cell table:style-name="ce91" table:formula="of:=[.H26]/[.I26]*100" office:value-type="float" office:value="95.3701441261035" calcext:value-type="float">
            <text:p><text:s/>95 </text:p>
          </table:table-cell>
          <table:table-cell table:style-name="ce91" table:formula="of:=[.G26]/[.B26]" office:value-type="float" office:value="6507.11394053318" calcext:value-type="float">
            <text:p><text:s/>6,507 </text:p>
          </table:table-cell>
          <table:table-cell table:style-name="ce98" table:formula="of:=[.G26]/[.F26]" office:value-type="float" office:value="2.89442469638493" calcext:value-type="float">
            <text:p><text:s/>2.8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2636" calcext:value-type="float">
            <text:p><text:s text:c="3"/>92,636</text:p>
          </table:table-cell>
          <table:table-cell table:style-name="ce31" table:formula="of:=[.H27]+[.I27]" office:value-type="float" office:value="274074" calcext:value-type="float">
            <text:p><text:s text:c="3"/>274,074</text:p>
          </table:table-cell>
          <table:table-cell table:style-name="ce31" office:value-type="float" office:value="135437" calcext:value-type="float">
            <text:p><text:s text:c="3"/>135,437</text:p>
          </table:table-cell>
          <table:table-cell table:style-name="ce31" office:value-type="float" office:value="138637" calcext:value-type="float">
            <text:p><text:s text:c="3"/>138,637</text:p>
          </table:table-cell>
          <table:table-cell table:style-name="ce91" table:formula="of:=[.H27]/[.I27]*100" office:value-type="float" office:value="97.6918138736412" calcext:value-type="float">
            <text:p><text:s/>98 </text:p>
          </table:table-cell>
          <table:table-cell table:style-name="ce91" table:formula="of:=[.G27]/[.B27]" office:value-type="float" office:value="4565.9518605395" calcext:value-type="float">
            <text:p><text:s/>4,566 </text:p>
          </table:table-cell>
          <table:table-cell table:style-name="ce98" table:formula="of:=[.G27]/[.F27]" office:value-type="float" office:value="2.95861220259942" calcext:value-type="float">
            <text:p><text:s/>2.9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60495" calcext:value-type="float">
            <text:p><text:s text:c="3"/>260,495</text:p>
          </table:table-cell>
          <table:table-cell table:style-name="ce31" table:formula="of:=[.H28]+[.I28]" office:value-type="float" office:value="767593" calcext:value-type="float">
            <text:p><text:s text:c="3"/>767,593</text:p>
          </table:table-cell>
          <table:table-cell table:style-name="ce31" office:value-type="float" office:value="381292" calcext:value-type="float">
            <text:p><text:s text:c="3"/>381,292</text:p>
          </table:table-cell>
          <table:table-cell table:style-name="ce31" office:value-type="float" office:value="386301" calcext:value-type="float">
            <text:p><text:s text:c="3"/>386,301</text:p>
          </table:table-cell>
          <table:table-cell table:style-name="ce91" table:formula="of:=[.H28]/[.I28]*100" office:value-type="float" office:value="98.7033427301509" calcext:value-type="float">
            <text:p><text:s/>99 </text:p>
          </table:table-cell>
          <table:table-cell table:style-name="ce91" table:formula="of:=[.G28]/[.B28]" office:value-type="float" office:value="4370.1237036396" calcext:value-type="float">
            <text:p><text:s/>4,370 </text:p>
          </table:table-cell>
          <table:table-cell table:style-name="ce98" table:formula="of:=[.G28]/[.F28]" office:value-type="float" office:value="2.94667076143496" calcext:value-type="float">
            <text:p><text:s/>2.95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92" calcext:value-type="float">
            <text:p><text:s text:c="3"/>9,492</text:p>
          </table:table-cell>
          <table:table-cell table:style-name="ce28" office:value-type="float" office:value="954817" calcext:value-type="float">
            <text:p><text:s text:c="3"/>954,817</text:p>
          </table:table-cell>
          <table:table-cell table:style-name="ce28" table:formula="of:=[.H29]+[.I29]" office:value-type="float" office:value="2626114" calcext:value-type="float">
            <text:p><text:s text:c="3"/>2,626,114</text:p>
          </table:table-cell>
          <table:table-cell table:style-name="ce28" office:value-type="float" office:value="1273790" calcext:value-type="float">
            <text:p><text:s text:c="3"/>1,273,790</text:p>
          </table:table-cell>
          <table:table-cell table:style-name="ce28" office:value-type="float" office:value="1352324" calcext:value-type="float">
            <text:p><text:s text:c="3"/>1,352,324</text:p>
          </table:table-cell>
          <table:table-cell table:style-name="ce90" table:formula="of:=[.H29]/[.I29]*100" office:value-type="float" office:value="94.1926638882398" calcext:value-type="float">
            <text:p><text:s/>94 </text:p>
          </table:table-cell>
          <table:table-cell table:style-name="ce90" table:formula="of:=[.G29]/[.B29]" office:value-type="float" office:value="9661.94591090424" calcext:value-type="float">
            <text:p><text:s/>9,662 </text:p>
          </table:table-cell>
          <table:table-cell table:style-name="ce97" table:formula="of:=[.G29]/[.F29]" office:value-type="float" office:value="2.75038462867754" calcext:value-type="float">
            <text:p><text:s/>2.75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19" calcext:value-type="float">
            <text:p><text:s text:c="3"/>8,419</text:p>
          </table:table-cell>
          <table:table-cell table:style-name="ce28" office:value-type="float" office:value="568402" calcext:value-type="float">
            <text:p><text:s text:c="3"/>568,402</text:p>
          </table:table-cell>
          <table:table-cell table:style-name="ce28" table:formula="of:=[.H30]+[.I30]" office:value-type="float" office:value="1523889" calcext:value-type="float">
            <text:p><text:s text:c="3"/>1,523,889</text:p>
          </table:table-cell>
          <table:table-cell table:style-name="ce28" office:value-type="float" office:value="757016" calcext:value-type="float">
            <text:p><text:s text:c="3"/>757,016</text:p>
          </table:table-cell>
          <table:table-cell table:style-name="ce28" office:value-type="float" office:value="766873" calcext:value-type="float">
            <text:p><text:s text:c="3"/>766,873</text:p>
          </table:table-cell>
          <table:table-cell table:style-name="ce90" table:formula="of:=[.H30]/[.I30]*100" office:value-type="float" office:value="98.7146502745565" calcext:value-type="float">
            <text:p><text:s/>99 </text:p>
          </table:table-cell>
          <table:table-cell table:style-name="ce90" table:formula="of:=[.G30]/[.B30]" office:value-type="float" office:value="9921.62387925989" calcext:value-type="float">
            <text:p><text:s/>9,922 </text:p>
          </table:table-cell>
          <table:table-cell table:style-name="ce97" table:formula="of:=[.G30]/[.F30]" office:value-type="float" office:value="2.68100569667243" calcext:value-type="float">
            <text:p><text:s/>2.68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681" calcext:value-type="float">
            <text:p><text:s text:c="3"/>31,681</text:p>
          </table:table-cell>
          <table:table-cell table:style-name="ce28" table:formula="of:=[.H31]+[.I31]" office:value-type="float" office:value="93352" calcext:value-type="float">
            <text:p><text:s text:c="3"/>93,352</text:p>
          </table:table-cell>
          <table:table-cell table:style-name="ce28" office:value-type="float" office:value="50026" calcext:value-type="float">
            <text:p><text:s text:c="3"/>50,026</text:p>
          </table:table-cell>
          <table:table-cell table:style-name="ce28" office:value-type="float" office:value="43326" calcext:value-type="float">
            <text:p><text:s text:c="3"/>43,326</text:p>
          </table:table-cell>
          <table:table-cell table:style-name="ce90" table:formula="of:=[.H31]/[.I31]*100" office:value-type="float" office:value="115.464155472465" calcext:value-type="float">
            <text:p><text:s/>115 </text:p>
          </table:table-cell>
          <table:table-cell table:style-name="ce90" table:formula="of:=[.G31]/[.B31]" office:value-type="float" office:value="517.311699250787" calcext:value-type="float">
            <text:p><text:s/>517 </text:p>
          </table:table-cell>
          <table:table-cell table:style-name="ce97" table:formula="of:=[.G31]/[.F31]" office:value-type="float" office:value="2.94662415959092" calcext:value-type="float">
            <text:p><text:s/>2.95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742" calcext:value-type="float">
            <text:p><text:s text:c="3"/>29,742</text:p>
          </table:table-cell>
          <table:table-cell table:style-name="ce31" table:formula="of:=[.H32]+[.I32]" office:value-type="float" office:value="83497" calcext:value-type="float">
            <text:p><text:s text:c="3"/>83,497</text:p>
          </table:table-cell>
          <table:table-cell table:style-name="ce31" office:value-type="float" office:value="44283" calcext:value-type="float">
            <text:p><text:s text:c="3"/>44,283</text:p>
          </table:table-cell>
          <table:table-cell table:style-name="ce31" office:value-type="float" office:value="39214" calcext:value-type="float">
            <text:p><text:s text:c="3"/>39,214</text:p>
          </table:table-cell>
          <table:table-cell table:style-name="ce91" table:formula="of:=[.H32]/[.I32]*100" office:value-type="float" office:value="112.926505839751" calcext:value-type="float">
            <text:p><text:s/>113 </text:p>
          </table:table-cell>
          <table:table-cell table:style-name="ce91" table:formula="of:=[.G32]/[.B32]" office:value-type="float" office:value="550.568391623147" calcext:value-type="float">
            <text:p><text:s/>551 </text:p>
          </table:table-cell>
          <table:table-cell table:style-name="ce98" table:formula="of:=[.G32]/[.F32]" office:value-type="float" office:value="2.80737677358617" calcext:value-type="float">
            <text:p><text:s/>2.81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39" calcext:value-type="float">
            <text:p><text:s text:c="3"/>1,939</text:p>
          </table:table-cell>
          <table:table-cell table:style-name="ce31" table:formula="of:=[.H33]+[.I33]" office:value-type="float" office:value="9855" calcext:value-type="float">
            <text:p><text:s text:c="3"/>9,855</text:p>
          </table:table-cell>
          <table:table-cell table:style-name="ce31" office:value-type="float" office:value="5743" calcext:value-type="float">
            <text:p><text:s text:c="3"/>5,743</text:p>
          </table:table-cell>
          <table:table-cell table:style-name="ce31" office:value-type="float" office:value="4112" calcext:value-type="float">
            <text:p><text:s text:c="3"/>4,112</text:p>
          </table:table-cell>
          <table:table-cell table:style-name="ce92" table:formula="of:=[.H33]/[.I33]*100" office:value-type="float" office:value="139.66439688716" calcext:value-type="float">
            <text:p><text:s/>140 </text:p>
          </table:table-cell>
          <table:table-cell table:style-name="ce91" table:formula="of:=[.G33]/[.B33]" office:value-type="float" office:value="342.1875" calcext:value-type="float">
            <text:p><text:s/>342 </text:p>
          </table:table-cell>
          <table:table-cell table:style-name="ce98" table:formula="of:=[.G33]/[.F33]" office:value-type="float" office:value="5.08251676121712" calcext:value-type="float">
            <text:p><text:s/>5.08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9</text:span><text:span text:style-name="T10">月</text:span><text:span text:style-name="T9">8</text:span><text:span text:style-name="T10">日編製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9-08T13:06:48</meta:creation-date>
    <dc:creator>MOI</dc:creator>
    <dc:date>2008-09-09T09:32:49</dc: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